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terativ Mjukvaruutveckling, Ht14.</text:p>
      <text:p text:style-name="P3"/>
      <text:p text:style-name="P4">Laboration 1</text:p>
      <text:p text:style-name="P1"/>
      <text:p text:style-name="P1">Uppgift 2</text:p>
      <text:p text:style-name="P1"/>
      <text:p text:style-name="P1">2A. <text:tab/><text:span text:style-name="T1">Ge exempel på några alternativa strategier som du kan använda i din </text:span></text:p>
      <text:p text:style-name="P5"><text:tab/>planering av programmeringsuppgifterna.</text:p>
      <text:p text:style-name="P2"/>
      <text:p text:style-name="P2">Jag skulle kunna börja med att leta efter vad andra gjort med samma typ av problem före mig, med hjälp av internet etc. På det sättet slipper jag uppfinna hjulet två gånger utan kan gå direkt på att koda. Vet dock inte om detta räknas som ”fusk” när man hittar kod, men jag anser att så länge man förstår vad koden gör när man använder sig av den till sin egen lösning så borde det inte vara det.</text:p>
      <text:p text:style-name="P2"/>
      <text:p text:style-name="P2">Jag skulle även kunna lägga mer tid på att gå igenom mina olika alternativ innan jag börjar försöka lösa uppgiften och göra en teori över de olika problemen som kan tänkas uppstå och kolla upp lösningar till dessa problem om jag känner mig osäker på dem. Då är jag förbered och vet hur jag ska lösa problemen som kan dyka upp under tiden jag kodar, och behöver inte avbryta mitt arbete utan kan ta itu med problemet direkt.</text:p>
      <text:p text:style-name="P2"/>
      <text:p text:style-name="P2"/>
      <text:p text:style-name="P1">2b. <text:tab/><text:span text:style-name="T1">Två av anledningarna till att din planering avviker från verkligheten är </text:span></text:p>
      <text:p text:style-name="P5"><text:tab/>dels felen du gör dels alla andra saker som inträffar. Hur kan du ta hänsyn till </text:p>
      <text:p text:style-name="P5"><text:tab/>eller minska konsekvenserna av dessa? Ge konkreta exempel baserat på dina </text:p>
      <text:p text:style-name="P5"><text:tab/>erfarenheter.</text:p>
      <text:p text:style-name="P5"/>
      <text:p text:style-name="P2">Största problemet jag har är att jag inte analyserar problemet i uppgiften tillräckligt innan jag börjar koda. </text:p>
      <text:p text:style-name="P2">Istället för att bara kopiera in instruktionerna i dokumentet som stödord medan jag arbetar borde jag ta mig tid att läsa igenom, analysera och förstå vad jag förväntas göra innan jag sedan skriver in instruktionerna för hand i dokumentet, för att öka förståelsen för uppgiften.</text:p>
      <text:p text:style-name="P2"/>
      <text:p text:style-name="P2">Ett annat problem som delvis är anledningen till min stress i exemplet här ovan är att jag inte arbetar i ett stadigt tempo utan jag har en tendens att skjuta upp saker för att sedan sitta och göra allt på en gång i ett svep.</text:p>
      <text:p text:style-name="P2">Vad jag borde göra är att arbeta kontinuerligt och hellre ta flera korta pauser än få långa, just för att inte tappa tänket bakom det jag gör. Mer disciplin är vad som krävs för att jag ska hålla min planering, att ägna tiden åt att göra det jag ska, lugnt och sansat hellre än att stressa igenom det och på det viset undvika slarvfel och missförstånd.</text:p>
      <text:p text:style-name="P2"/>
      <text:p text:style-name="P2"/>
      <text:p text:style-name="P2"/>
      <text:p text:style-name="P1">2c.<text:span text:style-name="T1"> <text:tab/>Implementera två ”förbättringsåtgärder” i ditt planeringsarbete.</text:span></text:p>
      <text:p text:style-name="P6"/>
      <text:list xml:id="list5930495549091422966" text:style-name="L1">
        <text:list-item>
          <text:p text:style-name="P7">Läs igenom instruktionerna noggrant – lägg ner gott om tid på att förstå problemet och kraven för lösningen.</text:p>
        </text:list-item>
        <text:list-item>
          <text:p text:style-name="P7">Skynda långsamt. Tänk på att klara av delmomenten före uppgifte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olina Skov Pedersen</meta:initial-creator>
    <meta:creation-date>2014-11-18T14:58:03.89</meta:creation-date>
    <dc:date>2014-11-19T15:55:51.35</dc:date>
    <dc:creator>Carolina Skov Pedersen</dc:creator>
    <meta:editing-duration>P1DT45M24S</meta:editing-duration>
    <meta:editing-cycles>25</meta:editing-cycles>
    <meta:generator>OpenOffice/4.1.1$Win32 OpenOffice.org_project/411m6$Build-9775</meta:generator>
    <meta:document-statistic meta:table-count="0" meta:image-count="0" meta:object-count="0" meta:page-count="1" meta:paragraph-count="18" meta:word-count="429" meta:character-count="2448"/>
  </office:meta>
</office:document-meta>
</file>